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2" style:parent-style-name="StrongEmphasis" style:family="text">
      <style:text-properties fo:font-weight="bold" style:font-weight-asian="bold" style:font-weight-complex="bold" fo:font-size="18pt" style:font-size-asian="18pt" style:font-size-complex="18pt"/>
    </style:style>
    <style:style style:name="P3" style:parent-style-name="Textbody" style:family="paragraph">
      <style:paragraph-properties fo:line-height="150%"/>
      <style:text-properties fo:font-size="16pt" style:font-size-asian="16pt" style:font-size-complex="16pt"/>
    </style:style>
    <style:style style:name="P4" style:parent-style-name="Textbody" style:family="paragraph">
      <style:paragraph-properties fo:line-height="150%"/>
      <style:text-properties fo:font-size="16pt" style:font-size-asian="16pt" style:font-size-complex="16pt"/>
    </style:style>
    <style:style style:name="P5" style:parent-style-name="Textbody" style:family="paragraph">
      <style:paragraph-properties fo:line-height="150%"/>
      <style:text-properties fo:font-size="16pt" style:font-size-asian="16pt" style:font-size-complex="16pt"/>
    </style:style>
    <style:style style:name="P6" style:parent-style-name="Textbody" style:family="paragraph">
      <style:paragraph-properties fo:line-height="150%"/>
    </style:style>
    <style:style style:name="T7" style:parent-style-name="StrongEmphasis" style:family="text">
      <style:text-properties fo:font-size="16pt" style:font-size-asian="16pt" style:font-size-complex="16pt"/>
    </style:style>
    <style:style style:name="T8" style:parent-style-name="StrongEmphasis" style:family="text">
      <style:text-properties fo:font-size="16pt" style:font-size-asian="16pt" style:font-size-complex="16pt"/>
    </style:style>
    <style:style style:name="P9" style:parent-style-name="Textbody" style:family="paragraph">
      <style:paragraph-properties fo:line-height="150%"/>
    </style:style>
    <style:style style:name="P10" style:parent-style-name="Textbody" style:family="paragraph">
      <style:paragraph-properties fo:line-height="150%"/>
      <style:text-properties fo:font-size="16pt" style:font-size-asian="16pt" style:font-size-complex="16pt"/>
    </style:style>
    <style:style style:name="P11" style:parent-style-name="Textbody" style:family="paragraph">
      <style:paragraph-properties fo:line-height="150%"/>
      <style:text-properties fo:font-size="16pt" style:font-size-asian="16pt" style:font-size-complex="16pt"/>
    </style:style>
    <style:style style:name="P12" style:parent-style-name="Textbody" style:family="paragraph">
      <style:paragraph-properties fo:line-height="150%"/>
      <style:text-properties fo:font-size="16pt" style:font-size-asian="16pt" style:font-size-complex="16pt"/>
    </style:style>
    <style:style style:name="P13" style:parent-style-name="Textbody" style:family="paragraph">
      <style:paragraph-properties fo:line-height="150%"/>
      <style:text-properties fo:font-size="16pt" style:font-size-asian="16pt" style:font-size-complex="16pt"/>
    </style:style>
    <style:style style:name="P14" style:parent-style-name="Textbody" style:family="paragraph">
      <style:paragraph-properties fo:line-height="150%"/>
      <style:text-properties fo:font-size="16pt" style:font-size-asian="16pt" style:font-size-complex="16pt"/>
    </style:style>
    <style:style style:name="P15" style:parent-style-name="Textbody" style:family="paragraph">
      <style:paragraph-properties fo:line-height="150%"/>
      <style:text-properties fo:font-size="16pt" style:font-size-asian="16pt" style:font-size-complex="16pt"/>
    </style:style>
    <style:style style:name="P16" style:parent-style-name="Textbody" style:family="paragraph">
      <style:paragraph-properties fo:line-height="150%"/>
    </style:style>
    <style:style style:name="T17" style:parent-style-name="StrongEmphasis" style:family="text">
      <style:text-properties fo:font-size="16pt" style:font-size-asian="16pt" style:font-size-complex="16pt"/>
    </style:style>
    <style:style style:name="P18" style:parent-style-name="Textbody" style:family="paragraph">
      <style:paragraph-properties fo:line-height="150%"/>
    </style:style>
    <style:style style:name="P19" style:parent-style-name="Textbody" style:family="paragraph">
      <style:paragraph-properties fo:line-height="150%"/>
      <style:text-properties fo:font-size="16pt" style:font-size-asian="16pt" style:font-size-complex="16pt"/>
    </style:style>
    <style:style style:name="P20" style:parent-style-name="Textbody" style:family="paragraph">
      <style:paragraph-properties fo:line-height="150%"/>
      <style:text-properties fo:font-size="16pt" style:font-size-asian="16pt" style:font-size-complex="16pt"/>
    </style:style>
    <style:style style:name="P21" style:parent-style-name="Textbody" style:family="paragraph">
      <style:paragraph-properties fo:line-height="150%"/>
      <style:text-properties fo:font-size="16pt" style:font-size-asian="16pt" style:font-size-complex="16pt"/>
    </style:style>
    <style:style style:name="P22" style:parent-style-name="Textbody" style:family="paragraph">
      <style:paragraph-properties fo:line-height="150%"/>
      <style:text-properties fo:font-size="16pt" style:font-size-asian="16pt" style:font-size-complex="16pt"/>
    </style:style>
    <style:style style:name="P23" style:parent-style-name="Textbody" style:family="paragraph">
      <style:paragraph-properties fo:line-height="150%"/>
    </style:style>
    <style:style style:name="T24" style:parent-style-name="StrongEmphasis" style:family="text">
      <style:text-properties fo:font-size="16pt" style:font-size-asian="16pt" style:font-size-complex="16pt"/>
    </style:style>
    <style:style style:name="P25" style:parent-style-name="Textbody" style:family="paragraph">
      <style:paragraph-properties fo:line-height="150%"/>
    </style:style>
    <style:style style:name="P26" style:parent-style-name="Textbody" style:family="paragraph">
      <style:paragraph-properties fo:line-height="150%"/>
      <style:text-properties fo:font-size="16pt" style:font-size-asian="16pt" style:font-size-complex="16pt"/>
    </style:style>
    <style:style style:name="P27" style:parent-style-name="Textbody" style:family="paragraph">
      <style:paragraph-properties fo:line-height="150%"/>
      <style:text-properties fo:font-size="16pt" style:font-size-asian="16pt" style:font-size-complex="16pt"/>
    </style:style>
    <style:style style:name="P28" style:parent-style-name="Textbody" style:family="paragraph">
      <style:paragraph-properties fo:line-height="150%"/>
    </style:style>
    <style:style style:name="T29" style:parent-style-name="StrongEmphasis" style:family="text">
      <style:text-properties fo:font-size="16pt" style:font-size-asian="16pt" style:font-size-complex="16pt"/>
    </style:style>
    <style:style style:name="P30" style:parent-style-name="Textbody" style:family="paragraph">
      <style:paragraph-properties fo:line-height="150%"/>
    </style:style>
    <style:style style:name="P31" style:parent-style-name="Textbody" style:family="paragraph">
      <style:paragraph-properties fo:line-height="150%"/>
      <style:text-properties fo:font-size="16pt" style:font-size-asian="16pt" style:font-size-complex="16pt"/>
    </style:style>
    <style:style style:name="P32" style:parent-style-name="Textbody" style:family="paragraph">
      <style:paragraph-properties fo:line-height="150%"/>
      <style:text-properties fo:font-size="16pt" style:font-size-asian="16pt" style:font-size-complex="16pt"/>
    </style:style>
    <style:style style:name="P33" style:parent-style-name="Textbody" style:family="paragraph">
      <style:paragraph-properties fo:line-height="150%"/>
      <style:text-properties fo:font-size="16pt" style:font-size-asian="16pt" style:font-size-complex="16pt"/>
    </style:style>
    <style:style style:name="P34" style:parent-style-name="Textbody" style:family="paragraph">
      <style:paragraph-properties fo:line-height="150%"/>
      <style:text-properties fo:font-size="16pt" style:font-size-asian="16pt" style:font-size-complex="16pt"/>
    </style:style>
    <style:style style:name="P35" style:parent-style-name="Textbody" style:family="paragraph">
      <style:paragraph-properties fo:line-height="150%"/>
    </style:style>
    <style:style style:name="T36" style:parent-style-name="StrongEmphasis" style:family="text">
      <style:text-properties fo:font-size="16pt" style:font-size-asian="16pt" style:font-size-complex="16pt"/>
    </style:style>
    <style:style style:name="P37" style:parent-style-name="Textbody" style:family="paragraph">
      <style:paragraph-properties fo:line-height="150%"/>
    </style:style>
    <style:style style:name="P38" style:parent-style-name="Textbody" style:family="paragraph">
      <style:paragraph-properties fo:line-height="150%"/>
      <style:text-properties fo:font-size="16pt" style:font-size-asian="16pt" style:font-size-complex="16pt"/>
    </style:style>
    <style:style style:name="P39" style:parent-style-name="Textbody" style:family="paragraph">
      <style:paragraph-properties fo:line-height="150%"/>
      <style:text-properties fo:font-size="16pt" style:font-size-asian="16pt" style:font-size-complex="16pt"/>
    </style:style>
    <style:style style:name="P40" style:parent-style-name="Textbody" style:family="paragraph">
      <style:paragraph-properties fo:line-height="150%"/>
    </style:style>
    <style:style style:name="T41" style:parent-style-name="StrongEmphasis" style:family="text">
      <style:text-properties fo:font-size="16pt" style:font-size-asian="16pt" style:font-size-complex="16pt"/>
    </style:style>
    <style:style style:name="P42" style:parent-style-name="Textbody" style:family="paragraph">
      <style:paragraph-properties fo:line-height="150%"/>
    </style:style>
    <style:style style:name="P43" style:parent-style-name="Textbody" style:family="paragraph">
      <style:paragraph-properties fo:line-height="150%"/>
      <style:text-properties fo:font-size="16pt" style:font-size-asian="16pt" style:font-size-complex="16pt"/>
    </style:style>
    <style:style style:name="P44" style:parent-style-name="Textbody" style:family="paragraph">
      <style:paragraph-properties fo:line-height="150%"/>
      <style:text-properties fo:font-size="16pt" style:font-size-asian="16pt" style:font-size-complex="16pt"/>
    </style:style>
    <style:style style:name="P45" style:parent-style-name="Standard" style:family="paragraph">
      <style:paragraph-properties fo:line-height="150%"/>
      <style:text-properties fo:font-size="16pt" style:font-size-asian="16pt" style:font-size-complex="16pt"/>
    </style:style>
  </office:automatic-styles>
  <office:body>
    <office:text text:use-soft-page-breaks="true">
      <text:h text:style-name="P1" text:outline-level="1"><text:span text:style-name="T2">1. Git y control de versiones distribuidas</text:span></text:h>
      <text:p text:style-name="Textbody"/>
      <text:p text:style-name="P3">Git es un DVCS ( Distributed Version Control System ), es decir, un sistema de software para el control de versiones distribuidas, creado en 2005 por Linus Torvalds, un científico<text:s/>informático escandinavo que también es responsable de la paternidad del kernel de Linux.</text:p>
      <text:p text:style-name="P4">Antes de describir las características que han hecho de Git una herramienta fundamental para el desarrollo, especialmente en el ámbito colaborativo y para la implementación de proyectos Open Source, es bueno analizar los conceptos relacionados con el control de versiones distribuido, explicando por qué esta metodología puede considerarse preferible a otros procedimientos para el control de versiones.</text:p>
      <text:p text:style-name="P5"/>
      <text:p text:style-name="P6"><text:span text:style-name="T7">Control de version</text:span><text:span text:style-name="T8">es</text:span></text:p>
      <text:p text:style-name="P9"/>
      <text:p text:style-name="P10">El control de versiones es básicamente un mecanismo a través del cual se realiza un seguimiento de los cambios realizados en un proyecto a lo largo del tiempo; este último puede estar compuesto por un solo archivo o un conjunto de archivos cuyas diferentes versiones se graban y se pueden recuperar en un momento posterior, incluso después de mucho tiempo, siempre que surja la necesidad.</text:p>
      <text:p text:style-name="P11">En general, tendemos a asociar el concepto de control de versiones con el desarrollo de aplicaciones y la implementación de diferentes releases, sin embargo es posible aplicar el control de versiones también a proyectos de diferente naturaleza, como la documentación relativa a un sistema o un lenguaje de programación, las especificaciones asociadas a un estándar, una cronología, una disposición gráfica (pensemos por ejemplo en la evolución de un logotipo), en conjunto, cualquier archivo es susceptible de cambios.</text:p>
      <text:p text:style-name="P12"/>
      <text:p text:style-name="P13">Específicamente para el desarrollo de software (aunque podría extenderse a otras áreas de uso), el uso de un sistema de control de versiones permite simplificar el trabajo de un equipo, brindando a sus miembros las herramientas para monitorear los cambios realizados por terceros. en cada revisión, rastrear una intervención que podría haber causado un mal funcionamiento, cancelar una variación restaurando la versión anterior de un archivo o proyecto en su totalidad.</text:p>
      <text:p text:style-name="P14">Existen diferentes formas de control de versiones: desde la simple monitorización local a sistemas centralizados, hasta el versionado distribuido de Git.<text:s/>Comprender las diferencias entre estos enfoques lo ayudará a elegir el que mejor se adapte a sus necesidades.</text:p>
      <text:p text:style-name="P15"/>
      <text:p text:style-name="P16"><text:span text:style-name="T17">Control de versiones locales</text:span></text:p>
      <text:p text:style-name="P18"/>
      <text:p text:style-name="P19">El control de versiones local es la forma más básica y primitiva de control de versiones; imagine un desarrollador<text:s/>que crea una aplicación, hace la presentación o la producción de esta y luego, tal vez a sugerencia del cliente, realiza cambios mediante la introducción de actualizaciones y correcciones. En este caso se podrían guardar las diferentes versiones del proyecto en diferentes carpetas renombradas, por ejemplo, asociando la fecha de la última modificación realizada al nombre del proyecto.</text:p>
      <text:p text:style-name="P20">Al menos en teoría, este enfoque no requiere software para administrar las diferentes releases, pero ¿qué podría<text:s/>suceder en el caso de proyectos complejos involucrados en numerosos cambios? Hacer un seguimiento de las intervenciones realizadas se volvería complejo con el riesgo de perder mucha información con el paso del tiempo y la acumulación de intervenciones realizadas. Es por esto que se idearon las primeras soluciones para la versión como el software libre RCS ( Revision Control System ), este último funciona gracias a una base de datos destinada a registrar los cambios realizados en los archivos y a través de parches que almacenan las diferencias entre las revisiones en para simplificar las operaciones de recuperación.</text:p>
      <text:p text:style-name="P21">Sistemas como RCS facilitan el control de versiones local pero ofrecen herramientas limitadas para el desarrollo colaborativo, por lo que se buscó una solución a este problema recurriendo a CVCS ( Sistemas de Control de Versiones Centralizados ).</text:p>
      <text:p text:style-name="P22"/>
      <text:p text:style-name="P23"><text:span text:style-name="T24">Control de versiones centralizado</text:span></text:p>
      <text:p text:style-name="P25"/>
      <text:p text:style-name="P26">Los sistemas centralizados de control de versiones (los lectores que han trabajado con esto, seguro que conoce Subversion ), se caracterizan por trabajar sobre la base de un único servidor al que se le encomienda la tarea de alojar todas las variantes de los proyectos sometidos a versionado, este servidor permitirá, por tanto, también la descarga de archivos por parte de<text:s/>los usuarios interesados ​​en participar en el desarrollo, creando forks (versiones derivadas de la fuente de un proyecto original) o simplemente utilizando una aplicación específica.</text:p>
      <text:p text:style-name="P27"/>
      <text:p text:style-name="P28"><text:span text:style-name="T29">Dinámica del control de versiones no distribuido</text:span></text:p>
      <text:p text:style-name="P30"/>
      <text:p text:style-name="P31">Estos sistemas ofrecen indudables ventajas frente a los de control local de versiones, sobre todo si se tiene en cuenta que en un contexto que implica la participación de varios sujetos, será más fácil realizar un seguimiento de los cambios realizados por otros; esto sin contar el papel fundamental que juegan los administradores a quienes se les da la posibilidad de otorgar diferentes privilegios de acceso y escritura a los archivos a diferentes usuarios.</text:p>
      <text:p text:style-name="P32">Sin embargo, los CVCS tienen un límite que también se puede encontrar en<text:s/>los sistemas de control local, un sistema centralizado es de hecho también un sistema donde todos los datos residen en la misma posición, esto significa que en caso de mal funcionamiento (por ejemplo, un apagón) de la unidad central todos los archivos serán inaccesibles y ninguno de los colaboradores involucrados podrá operar sobre ellos; en este sentido, la posibilidad de daño con la consiguiente pérdida de datos podría ser aún peor.</text:p>
      <text:p text:style-name="P33">El uso de generadores, sistemas de alimentación ininterrumpida, el mantenimiento de software y hardware de los terminales servidores y la creación periódica de copias de seguridad no representarían en este sentido una completa garantía de disponibilidad del servicio e integridad de los datos, de ahí la necesidad de desarrollar<text:s/>alternativas basadas en la descentralización (o distribución) del control de versiones.</text:p>
      <text:p text:style-name="P34"/>
      <text:p text:style-name="P35"><text:span text:style-name="T36">Control de versiones distribuido</text:span></text:p>
      <text:p text:style-name="P37"/>
      <text:p text:style-name="P38">Los repositorios se pueden definir como archivos para la recopilación ordenada de datos relacionados con un proyecto (por ejemplo, un<text:s/>paquete de software), estas entidades son fundamentales para el funcionamiento del VCS pero se vuelven aún más relevantes en el DVCS; de hecho, dichos sistemas prevén que el control de las últimas instantáneas generadas (una especie de "instantánea" de los archivos en su estado actual) se encomienden a los clientes que realizarán copias completas de los repositorios. La ventaja de este mecanismo es evidente en comparación con el adoptado por los sistemas centralizados o locales, esto se debe a que, en caso<text:s/>de una interrupción del servicio por parte de los servidores, el repositorio presente en cualquier cliente puede ser utilizado para la recuperación.</text:p>
      <text:p text:style-name="P39"/>
      <text:p text:style-name="P40"><text:span text:style-name="T41">Dinámica del control de versiones distribuido</text:span></text:p>
      <text:p text:style-name="P42"/>
      <text:p text:style-name="P43">La dinámica descrita es posible gracias a una función especial para la creación de copias de seguridad completas llamada Repository Checkout, que en la práctica permite generar una copia de un repositorio local o un servidor remoto mediante un comando para su clonación.</text:p>
      <text:p text:style-name="P44">Hacer ventajoso un enfoque basado en el control de versiones distribuido es también la superación del enfoque "jerárquico" típico de los sistemas centralizados, un límite en el nivel de productividad que podría resultar decisivo en la gestión del flujo de trabajo; De hecho, DVCS como Git le permiten operar en múltiples repositorios de forma remota, de esta manera tendrá la oportunidad de trabajar simultáneamente en el mismo proyecto con diferentes grupos de colaboradores siguiendo diferentes metodologías.</text:p>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13T21:47:00Z</meta:creation-date>
    <dc:date>2023-01-26T13:36:00Z</dc:date>
    <meta:template xlink:href="Normal.dotm" xlink:type="simple"/>
    <meta:editing-cycles>4</meta:editing-cycles>
    <meta:editing-duration>PT2580S</meta:editing-duration>
    <meta:document-statistic meta:page-count="1" meta:paragraph-count="15" meta:word-count="1168" meta:character-count="7579" meta:row-count="53" meta:non-whitespace-character-count="6426"/>
  </office:meta>
</office:document-meta>
</file>